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Times New Roman1" svg:font-family="'Times New Roman'" style:font-family-generic="roman"/>
    <style:font-face style:name="Ubuntu Mono" svg:font-family="'Ubuntu Mono'" style:font-pitch="fixed"/>
    <style:font-face style:name="Ayuthaya" svg:font-family="Ayuthaya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yuthaya1" svg:font-family="Ayuthay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4pt" style:font-size-asian="14pt" style:font-name-complex="Times New Roman2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27d2a3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paragraph-rsid="0027d2a3" fo:background-color="transparent" style:font-size-asian="14pt" style:font-name-complex="Times New Roman2" style:font-size-complex="14pt"/>
    </style:style>
    <style:style style:name="P8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2" style:font-size-complex="14pt"/>
    </style:style>
    <style:style style:name="P9" style:family="paragraph" style:parent-style-name="Standard">
      <style:text-properties style:font-name="Times New Roman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27d2a3" fo:background-color="transparent" style:font-size-asian="18pt" style:font-weight-asian="bold" style:font-name-complex="Times New Roman2" style:font-size-complex="18pt"/>
    </style:style>
    <style:style style:name="P11" style:family="paragraph" style:parent-style-name="Standard">
      <style:text-properties style:font-name="Times New Roman" fo:font-size="18pt" fo:font-weight="bold" officeooo:paragraph-rsid="0027d2a3" fo:background-color="transparent" style:font-size-asian="18pt" style:font-weight-asian="bold" style:font-name-complex="Times New Roman2" style:font-size-complex="18pt"/>
    </style:style>
    <style:style style:name="P1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monospace" fo:font-size="10pt" fo:font-weight="normal" officeooo:paragraph-rsid="002bfbb7" fo:background-color="#ffffff" style:font-size-asian="10pt" style:font-weight-asian="normal" style:font-name-complex="Times New Roman2" style:font-size-complex="10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16" style:family="paragraph" style:parent-style-name="Standard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8" style:family="paragraph" style:parent-style-name="Standard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yuthaya" fo:font-size="10pt" fo:language="en" fo:country="GB" style:font-name-asian="Calibri1" style:font-size-asian="10pt" style:language-asian="en" style:country-asian="US" style:font-name-complex="Ayuthaya1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27d2a3" fo:background-color="transparent"/>
    </style:style>
    <style:style style:name="P21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22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officeooo:paragraph-rsid="0027d2a3" fo:background-color="transparent"/>
    </style:style>
    <style:style style:name="P23" style:family="paragraph" style:parent-style-name="Standard">
      <style:paragraph-properties fo:margin-left="-0.25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officeooo:rsid="002a1bee" officeooo:paragraph-rsid="002a1bee" style:font-size-asian="14pt" style:font-name-complex="Times New Roman2" style:font-size-complex="14pt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officeooo:rsid="00299113" officeooo:paragraph-rsid="00299113" style:font-name-asian="Times New Roman2" style:font-size-asian="14pt" style:font-name-complex="Times New Roman2" style:font-size-complex="14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officeooo:rsid="002a1bee" officeooo:paragraph-rsid="002a1bee" style:font-size-asian="14pt" style:font-name-complex="Times New Roman2" style:font-size-complex="14pt"/>
    </style:style>
    <style:style style:name="P27" style:family="paragraph" style:parent-style-name="Standard">
      <style:paragraph-properties fo:margin-top="0cm" fo:margin-bottom="0.282cm" loext:contextual-spacing="false" fo:line-height="150%"/>
      <style:text-properties style:font-name="Times New Roman1" fo:font-size="14pt" officeooo:rsid="0011d073" officeooo:paragraph-rsid="002dbf30" style:font-size-asian="14pt" style:font-size-complex="14pt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officeooo:paragraph-rsid="0027d2a3" fo:background-color="transparent" style:font-size-asian="14pt" style:font-name-complex="Times New Roman2" style:font-size-complex="14pt"/>
    </style:style>
    <style:style style:name="P29" style:family="paragraph" style:parent-style-name="Standard">
      <style:text-properties style:font-name="Times New Roman" fo:font-size="14pt" fo:language="en" fo:country="US" fo:font-weight="normal" officeooo:paragraph-rsid="0035c280" style:font-size-asian="14pt" style:font-weight-asian="normal" style:font-name-complex="Times New Roman2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officeooo:rsid="0027d2a3" officeooo:paragraph-rsid="0027d2a3" fo:background-color="transparent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27d2a3" fo:background-color="transparent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2" style:font-size-complex="16pt"/>
    </style:style>
    <style:style style:name="P33" style:family="paragraph" style:parent-style-name="Standard">
      <style:paragraph-properties fo:text-align="center" style:justify-single-word="false"/>
      <style:text-properties fo:font-size="16pt" officeooo:paragraph-rsid="0027d2a3" fo:background-color="transparent" style:font-size-asian="16pt" style:font-size-complex="16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 Mono" fo:font-size="10pt" fo:font-weight="normal" officeooo:paragraph-rsid="0035c280" style:font-size-asian="10pt" style:font-weight-asian="normal" style:font-name-complex="Times New Roman2" style:font-size-complex="10pt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 Mono" fo:font-size="12pt" fo:font-weight="normal" officeooo:paragraph-rsid="0035c280" style:font-size-asian="12pt" style:font-weight-asian="normal" style:font-name-complex="Times New Roman2" style:font-size-complex="12pt" style:font-weight-complex="normal"/>
    </style:style>
    <style:style style:name="P37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38" style:family="paragraph" style:parent-style-name="Standard">
      <style:paragraph-properties fo:margin-left="-0.25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9" style:family="paragraph" style:parent-style-name="List_20_Paragraph" style:list-style-name="WWNum1">
      <style:text-properties style:font-name="Times New Roman" fo:font-size="14pt" style:font-size-asian="14pt" style:font-name-complex="Times New Roman2" style:font-size-complex="14pt"/>
    </style:style>
    <style:style style:name="P40" style:family="paragraph" style:parent-style-name="List_20_Paragraph" style:list-style-name="WWNum2">
      <style:paragraph-properties fo:margin-top="0cm" fo:margin-bottom="0cm" loext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299113" style:font-size-asian="14pt" style:font-name-complex="Times New Roman2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5" style:family="text">
      <style:text-properties style:font-name="Times New Roman" fo:font-size="14pt" fo:language="en" fo:country="US" fo:font-weight="bold" officeooo:rsid="0027d2a3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7" style:family="text">
      <style:text-properties style:font-name="Times New Roman" style:font-name-complex="Times New Roman2"/>
    </style:style>
    <style:style style:name="T8" style:family="text">
      <style:text-properties style:font-name="Times New Roman" officeooo:rsid="002dbf30" style:font-name-complex="Times New Roman2"/>
    </style:style>
    <style:style style:name="T9" style:family="text">
      <style:text-properties style:font-name="Times New Roman" officeooo:rsid="002f863e" style:font-name-complex="Times New Roman2"/>
    </style:style>
    <style:style style:name="T10" style:family="text">
      <style:text-properties style:font-name="Times New Roman" fo:language="en" fo:country="US" style:font-name-complex="Times New Roman2"/>
    </style:style>
    <style:style style:name="T11" style:family="text">
      <style:text-properties style:font-name="Times New Roman" fo:language="en" fo:country="US" fo:font-weight="bold" officeooo:rsid="0027d2a3" style:font-weight-asian="bold" style:font-name-complex="Times New Roman2"/>
    </style:style>
    <style:style style:name="T12" style:family="text">
      <style:text-properties style:font-name="Times New Roman" fo:language="en" fo:country="US" fo:font-weight="bold" style:font-weight-asian="bold" style:font-name-complex="Times New Roman2" style:font-weight-complex="bold"/>
    </style:style>
    <style:style style:name="T13" style:family="text">
      <style:text-properties style:font-name="Times New Roman" fo:font-weight="bold" style:font-weight-asian="bold" style:font-name-complex="Times New Roman2"/>
    </style:style>
    <style:style style:name="T14" style:family="text"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T15" style:family="text">
      <style:text-properties fo:color="#000000" style:font-name="Times New Roman" fo:font-size="14pt" officeooo:rsid="00299113" style:font-name-asian="Times New Roman2" style:font-size-asian="14pt" style:font-name-complex="Times New Roman2" style:font-size-complex="14pt"/>
    </style:style>
    <style:style style:name="T16" style:family="text">
      <style:text-properties fo:color="#000000" style:font-name="Times New Roman" fo:font-size="14pt" fo:language="en" fo:country="US" officeooo:rsid="00299113" style:font-name-asian="Times New Roman2" style:font-size-asian="14pt" style:font-name-complex="Times New Roman2" style:font-size-complex="14pt"/>
    </style:style>
    <style:style style:name="T17" style:family="text">
      <style:text-properties fo:color="#000000" style:font-name="Times New Roman" fo:font-size="14pt" fo:language="en" fo:country="US" officeooo:rsid="0033ed98" style:font-name-asian="Times New Roman2" style:font-size-asian="14pt" style:font-name-complex="Times New Roman2" style:font-size-complex="14pt"/>
    </style:style>
    <style:style style:name="T18" style:family="text">
      <style:text-properties fo:color="#000000"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19" style:family="text">
      <style:text-properties fo:color="#000000" style:font-name="monospace" fo:background-color="#ffffff" loext:char-shading-value="0"/>
    </style:style>
    <style:style style:name="T20" style:family="text">
      <style:text-properties fo:color="#000000" style:font-name="monospace" fo:font-size="12pt" fo:background-color="#ffffff" loext:char-shading-value="0" style:font-size-asian="12pt" style:font-size-complex="12pt"/>
    </style:style>
    <style:style style:name="T21" style:family="text">
      <style:text-properties officeooo:rsid="002bfbb7"/>
    </style:style>
    <style:style style:name="T22" style:family="text">
      <style:text-properties style:font-name="monospace"/>
    </style:style>
    <style:style style:name="T23" style:family="text">
      <style:text-properties officeooo:rsid="0033ed98"/>
    </style:style>
    <style:style style:name="T24" style:family="text">
      <style:text-properties officeooo:rsid="0035c280"/>
    </style:style>
    <style:style style:name="T25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Московский Авиационный Институт</text:p>
      <text:p text:style-name="P7">(Национальный Исследовательский Университет)</text:p>
      <text:p text:style-name="P7">Факультет информационных технологий и прикладной математики</text:p>
      <text:p text:style-name="P7">Кафедра вычислительной математики и программирования</text:p>
      <text:p text:style-name="P10"/>
      <text:p text:style-name="P10"/>
      <text:p text:style-name="P33"><text:span text:style-name="T13">Лабораторная работ №</text:span><text:span text:style-name="T11">2</text:span><text:span text:style-name="T13"> по курсу</text:span><text:span text:style-name="T12"> </text:span></text:p>
      <text:p text:style-name="P31">«Операционные системы»</text:p>
      <text:p text:style-name="P6"/>
      <text:p text:style-name="P30">Управление процессами <text:s/>в ОС</text:p>
      <text:p text:style-name="P11"/>
      <text:p text:style-name="P10"/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1"/>
      <text:p text:style-name="P21"/>
      <text:p text:style-name="P21"/>
      <text:p text:style-name="P21"/>
      <text:p text:style-name="P21"/>
      <text:p text:style-name="P20"><text:span text:style-name="T14">Студент: </text:span><text:span text:style-name="T17">Болдырев Антон Константинович</text:span></text:p>
      <text:p text:style-name="P22"><text:span text:style-name="T14">Группа: М8</text:span><text:span text:style-name="T15">О</text:span><text:span text:style-name="T14">-20</text:span><text:span text:style-name="T16">6</text:span><text:span text:style-name="T14">Б-18</text:span></text:p>
      <text:p text:style-name="P22"><text:span text:style-name="T14">Вариант: </text:span><text:span text:style-name="T17">6</text:span></text:p>
      <text:p text:style-name="P12">Преподаватель: Соколов Андрей <text:s/>Алексеевич</text:p>
      <text:p text:style-name="P12">Оценка: ___________</text:p>
      <text:p text:style-name="P12">Дата: ___________</text:p>
      <text:p text:style-name="P20"><text:span text:style-name="T18">Подпись</text:span><text:span text:style-name="T14">: ___________</text:span></text:p>
      <text:p text:style-name="P13"/>
      <text:p text:style-name="P13"/>
      <text:p text:style-name="P13">Москва, 2019</text:p>
      <text:p text:style-name="P32"><text:soft-page-break/>Содержание</text:p>
      <text:list xml:id="list1811271795" text:style-name="WWNum1">
        <text:list-item>
          <text:p text:style-name="P39">Постановка задачи</text:p>
        </text:list-item>
        <text:list-item>
          <text:p text:style-name="P39">Общие сведения о программе</text:p>
        </text:list-item>
        <text:list-item>
          <text:p text:style-name="P39">Общий метод и алгоритм решения</text:p>
        </text:list-item>
        <text:list-item>
          <text:p text:style-name="P39">Основные файлы программы</text:p>
        </text:list-item>
        <text:list-item>
          <text:p text:style-name="P39">Демонстрация работы программы</text:p>
        </text:list-item>
        <text:list-item>
          <text:p text:style-name="P39">Вывод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3">Постановка задачи</text:span><text:span text:style-name="T1">.</text:span></text:p>
      <text:p text:style-name="P25">На вход программе подаётся команда интерпретатора команд. Программа должна произвести вывод команды <text:span text:style-name="T23">заменяя знаки табуляции и space на знаки «____» и «_» соответственно</text:span>.</text:p>
      <text:p text:style-name="P23"/>
      <text:p text:style-name="P23"/>
      <text:p text:style-name="P23"/>
      <text:p text:style-name="P17">Общие сведения о программе</text:p>
      <text:p text:style-name="P16"><text:span text:style-name="T1">Программа компилируется из </text:span><text:span text:style-name="T2">файла</text:span><text:span text:style-name="T1"> </text:span><text:span text:style-name="T6">main.c</text:span><text:span text:style-name="T1">.</text:span><text:span text:style-name="T6"> </text:span><text:span text:style-name="T1">В программе используются следующие системные вызовы</text:span><text:span text:style-name="T6">:</text:span></text:p>
      <text:list xml:id="list3013017427" text:style-name="WWNum2">
        <text:list-item>
          <text:p text:style-name="P40"><text:span text:style-name="T4">read</text:span><text:span text:style-name="T6"> – </text:span><text:span text:style-name="T1">для чтения данных </text:span><text:span text:style-name="T2">из</text:span><text:span text:style-name="T1"> </text:span><text:span text:style-name="T2">pipe</text:span><text:span text:style-name="T6">.</text:span></text:p>
        </text:list-item>
        <text:list-item>
          <text:p text:style-name="P40"><text:span text:style-name="T4">write</text:span><text:span text:style-name="T1"> – для записи данных в </text:span><text:span text:style-name="T2">pipe</text:span><text:span text:style-name="T6">.</text:span></text:p>
        </text:list-item>
        <text:list-item>
          <text:p text:style-name="P40"><text:span text:style-name="T4">pipe</text:span><text:span text:style-name="T1"> – для создания однонаправленного канала, через который </text:span><text:span text:style-name="T2">из дочернего процесса данные передаются родительскому</text:span><text:span text:style-name="T1">. Возвращает два дескриптора файлов: для чтения и для записи.</text:span></text:p>
        </text:list-item>
        <text:list-item>
          <text:p text:style-name="P40"><text:span text:style-name="T4">fork</text:span><text:span text:style-name="T1"> </text:span><text:span text:style-name="T6">– </text:span><text:span text:style-name="T1">для создания дочернего процесса.</text:span></text:p>
        </text:list-item>
        <text:list-item>
          <text:p text:style-name="P40"><text:span text:style-name="T4">close</text:span><text:span text:style-name="T1"> – для закрытия </text:span><text:span text:style-name="T2">pipe</text:span><text:span text:style-name="T1"> после окончания </text:span><text:span text:style-name="T2">считывания результата выполнения команды</text:span><text:span text:style-name="T1">.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</text:p>
      <text:p text:style-name="P18"/>
      <text:p text:style-name="P17"/>
      <text:p text:style-name="P15"><text:span text:style-name="T3">Общий метод и алгоритм решения</text:span><text:span text:style-name="T1">.</text:span></text:p>
      <text:p text:style-name="P24">С помощью fork() создаётся дочерний процесс. Для обмена данными между дочерним и родительским процессами создаём pipe. Если pid равен нулю, то идёт выполнение дочернего процесса. В неё мы используем dup2(), где перенаправляем стандартный поток вывода в pipe. Далее с помощью execvp() <text:span text:style-name="T21">выполняется команда интерпретатора команд, а результат её работы попадает в pipe. Родительский процесс использует waitpid(), чтобы начать своё выполнение после дочернего. Далее из pipe() по одному перебираются все символы. Если это пробел, то он переводится в «_». После этого результат работы выводится в стандартный поток вывода.</text:span></text:p>
      <text:p text:style-name="P26"/>
      <text:p text:style-name="P15"><text:span text:style-name="T3">Файлы программы</text:span><text:span text:style-name="T1">.</text:span></text:p>
      <text:p text:style-name="P8">main.c</text:p>
      <text:p text:style-name="P8"/>
      <text:p text:style-name="P9">#include &lt;sys/types.h&gt;</text:p>
      <text:p text:style-name="P9">#include &lt;unistd.h&gt;</text:p>
      <text:p text:style-name="P9">#include &lt;stdio.h&gt;</text:p>
      <text:p text:style-name="P9">#include &lt;sys/wait.h&gt;</text:p>
      <text:p text:style-name="P9">#include &lt;stdlib.h&gt;</text:p>
      <text:p text:style-name="P9">#include &lt;ctype.h&gt;</text:p>
      <text:p text:style-name="P9"/>
      <text:p text:style-name="P9">int main(int argc, char** argv) {</text:p>
      <text:p text:style-name="P9"><text:s text:c="4"/>pid_t pid;</text:p>
      <text:p text:style-name="P9"><text:s text:c="4"/>int rv;</text:p>
      <text:p text:style-name="P9"><text:s text:c="4"/>int fd[2];</text:p>
      <text:p text:style-name="P9"/>
      <text:p text:style-name="P9"><text:soft-page-break/><text:s text:c="4"/>if (pipe(fd) == -1) {</text:p>
      <text:p text:style-name="P9"><text:s text:c="8"/>perror("pipe error");</text:p>
      <text:p text:style-name="P9"><text:s text:c="8"/>exit(1);</text:p>
      <text:p text:style-name="P9"><text:s text:c="4"/>}</text:p>
      <text:p text:style-name="P9"/>
      <text:p text:style-name="P9"><text:s text:c="4"/>if ((pid = fork()) &lt; 0) {</text:p>
      <text:p text:style-name="P9"><text:s text:c="8"/>perror("fork error");</text:p>
      <text:p text:style-name="P9"><text:s text:c="8"/>exit(1);</text:p>
      <text:p text:style-name="P9"/>
      <text:p text:style-name="P9"><text:s text:c="4"/>} else if (pid == 0) { <text:s text:c="15"/>// потомок</text:p>
      <text:p text:style-name="P9"><text:s text:c="8"/>close(fd[0]); <text:s text:c="20"/>// потомок не читает</text:p>
      <text:p text:style-name="P9"><text:s text:c="8"/>dup2(fd[1], STDOUT_FILENO); <text:s text:c="6"/>// перенаправление stdout</text:p>
      <text:p text:style-name="P9"><text:s text:c="8"/>rv = execvp(argv[1], argv + 1);</text:p>
      <text:p text:style-name="P9"><text:s text:c="8"/>if (rv) {</text:p>
      <text:p text:style-name="P9"><text:s text:c="12"/>perror("exec error");</text:p>
      <text:p text:style-name="P9"><text:s text:c="8"/>}</text:p>
      <text:p text:style-name="P9"><text:s text:c="8"/>_exit(rv);</text:p>
      <text:p text:style-name="P9"/>
      <text:p text:style-name="P9"><text:s text:c="4"/>} else { <text:s text:c="29"/>// родитель</text:p>
      <text:p text:style-name="P9"><text:s text:c="8"/>waitpid(pid, &amp;rv, 0);</text:p>
      <text:p text:style-name="P9"/>
      <text:p text:style-name="P9"><text:s text:c="8"/>close(fd[1]); <text:s text:c="20"/>// родитель не записывает</text:p>
      <text:p text:style-name="P9"><text:s text:c="8"/>char buf[1];</text:p>
      <text:p text:style-name="P9"/>
      <text:p text:style-name="P29"><text:s text:c="8"/>while(read(fd[0], buf, 1) &gt; 0) <text:span text:style-name="T24">{</text:span></text:p>
      <text:p text:style-name="P29"><text:s text:c="11"/>if (buf[0] == ' ') {</text:p>
      <text:p text:style-name="P29"><text:s text:c="16"/>buf[0] = '_';<text:tab/><text:tab/> //замена строчных букв на заглавные</text:p>
      <text:p text:style-name="P29"><text:s text:c="11"/>}</text:p>
      <text:p text:style-name="P29"><text:soft-page-break/><text:span text:style-name="T24">}</text:span></text:p>
      <text:p text:style-name="P9"><text:s text:c="12"/>write(1, buf, 1); <text:s text:c="12"/>// в stdout</text:p>
      <text:p text:style-name="P9"><text:s text:c="8"/>}</text:p>
      <text:p text:style-name="P9"><text:s text:c="8"/>exit(WEXITSTATUS(rv));</text:p>
      <text:p text:style-name="P9"><text:s text:c="4"/>}</text:p>
      <text:p text:style-name="P9">}</text:p>
      <text:p text:style-name="P19"/>
      <text:p text:style-name="P19"/>
      <text:p text:style-name="P4">Демонстрация работы программы.</text:p>
      <text:p text:style-name="P36"><text:span text:style-name="T19">anton@anton-Lenovo-ideapad-320-15IKB:~/OS/OS_lab_2$ ./a.out cat main.c | head -4</text:span></text:p>
      <text:p text:style-name="P36"><text:span text:style-name="T19">#include_&lt;sys/types.h&gt;</text:span></text:p>
      <text:p text:style-name="P36"><text:span text:style-name="T19">#include_&lt;unistd.h&gt;</text:span></text:p>
      <text:p text:style-name="P36"><text:span text:style-name="T19">#include_&lt;stdio.h&gt;</text:span></text:p>
      <text:p text:style-name="P36"><text:span text:style-name="T19">#include_&lt;sys/wait.h&gt;</text:span></text:p>
      <text:p text:style-name="P36"><text:span text:style-name="T19">anton@anton-Lenovo-ideapad-320-15IKB:~/OS/OS_lab_2$ ./a.out ps</text:span></text:p>
      <text:p text:style-name="P36"><text:span text:style-name="T19">__PID_TTY__________TIME_CMD</text:span></text:p>
      <text:p text:style-name="P36"><text:span text:style-name="T19">_1604_pts/0____00:00:00_bash</text:span></text:p>
      <text:p text:style-name="P36"><text:span text:style-name="T19">_2631_pts/0____00:00:00_a.out</text:span></text:p>
      <text:p text:style-name="P36"><text:span text:style-name="T19">_2632_pts/0____00:00:00_ps</text:span></text:p>
      <text:p text:style-name="P35"><text:span text:style-name="T20">anton@anton-Lenovo-ideapad-320-15IKB:~/OS/OS_lab_2$ </text:span><text:span text:style-name="T22"><text:line-break/><text:line-break/><text:line-break/></text:span></text:p>
      <text:p text:style-name="P5">Вывод</text:p>
      <text:p text:style-name="P27"><text:span text:style-name="T7">Я научился создавать процессы, используя системный вызов </text:span><text:span text:style-name="T10">fork</text:span><text:span text:style-name="T7">()</text:span><text:span text:style-name="T9">. Также я</text:span><text:span text:style-name="T7"> обрел навыки <text:s/>взаимодействия </text:span><text:span text:style-name="T8">между процессами</text:span><text:span text:style-name="T7"> </text:span><text:span text:style-name="T8">с помощью pipe(), </text:span><text:span text:style-name="T9">получил новые знания о файловых дескрипторах и выполнении команд интерпретатора команд с помощью семейства системных вызовов exec(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Times New Roman1" svg:font-family="'Times New Roman'" style:font-family-generic="roman"/>
    <style:font-face style:name="Ubuntu Mono" svg:font-family="'Ubuntu Mono'" style:font-pitch="fixed"/>
    <style:font-face style:name="Ayuthaya" svg:font-family="Ayuthaya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yuthaya1" svg:font-family="Ayuthay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1.812cm" fo:margin-right="1.48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6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19-12-13T13:28:28.332762315</dc:date>
    <meta:editing-cycles>47</meta:editing-cycles>
    <meta:editing-duration>PT3H7M49S</meta:editing-duration>
    <meta:generator>LibreOffice/6.0.7.3$Linux_X86_64 LibreOffice_project/00m0$Build-3</meta:generator>
    <meta:document-statistic meta:table-count="0" meta:image-count="0" meta:object-count="0" meta:page-count="6" meta:paragraph-count="89" meta:word-count="443" meta:character-count="3686" meta:non-whitespace-character-count="30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